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Lucida Console', 'Courier New', Courier, monospace"/>
    <style:font-face style:name="Segoe UI" svg:font-family="'Segoe UI', Segoe, Calibri, 'Nimbus Sans L', Ubuntu, Tahoma, Arial, Helvetica, Verdana, sans-serif"/>
    <style:font-face style:name="Titillium Web" svg:font-family="'Titillium Web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normal" officeooo:rsid="00093a0d" officeooo:paragraph-rsid="00093a0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normal" officeooo:rsid="00093a0d" officeooo:paragraph-rsid="00195e4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normal" officeooo:rsid="0014e752" officeooo:paragraph-rsid="0014e752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normal" officeooo:rsid="001781aa" officeooo:paragraph-rsid="001781a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normal" officeooo:rsid="000f17e9" officeooo:paragraph-rsid="000f17e9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2pt" fo:letter-spacing="normal" fo:font-style="normal" fo:font-weight="bold" officeooo:rsid="001781aa" officeooo:paragraph-rsid="001781aa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0.5pt" fo:letter-spacing="normal" fo:font-style="normal" fo:font-weight="normal" officeooo:rsid="001690b6" officeooo:paragraph-rsid="001690b6" style:font-size-asian="10.5pt" style:font-size-complex="10.5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0.5pt" fo:letter-spacing="normal" fo:font-style="normal" fo:font-weight="normal" officeooo:paragraph-rsid="00093a0d" style:font-size-asian="10.5pt" style:font-size-complex="10.5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6pt" fo:letter-spacing="normal" fo:font-style="normal" fo:font-weight="bold" officeooo:rsid="000d9f0c" officeooo:paragraph-rsid="001781aa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6pt" fo:letter-spacing="normal" fo:font-style="normal" fo:font-weight="bold" officeooo:rsid="001781aa" officeooo:paragraph-rsid="001781aa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0pt" fo:letter-spacing="normal" fo:font-style="normal" fo:font-weight="normal" officeooo:rsid="00130c1f" officeooo:paragraph-rsid="00130c1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0pt" fo:letter-spacing="normal" fo:font-style="normal" fo:font-weight="normal" officeooo:rsid="0014e752" officeooo:paragraph-rsid="0014e752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style:font-name="Titillium Web" fo:font-size="10pt" fo:letter-spacing="normal" fo:font-style="normal" fo:font-weight="normal" officeooo:rsid="0015f71d" officeooo:paragraph-rsid="0015f71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paragraph-rsid="00093a0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1690b6" officeooo:paragraph-rsid="001690b6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fo:font-size="16pt" fo:letter-spacing="normal" fo:font-weight="bold" officeooo:rsid="000d9f0c" officeooo:paragraph-rsid="001781aa" style:font-weight-asian="bold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fo:font-size="10pt" fo:letter-spacing="normal" officeooo:rsid="00130c1f" officeooo:paragraph-rsid="00130c1f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b4145" fo:font-size="10.5pt" fo:letter-spacing="normal" officeooo:rsid="00118211" officeooo:paragraph-rsid="00118211" style:font-size-asian="10.5pt" style:font-size-complex="10.5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093a0d" officeooo:paragraph-rsid="00195e43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0c2b4c" officeooo:paragraph-rsid="00130c1f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8.5pt" fo:letter-spacing="normal" fo:font-style="normal" fo:font-weight="bold" officeooo:rsid="001080df" officeooo:paragraph-rsid="001080df" style:font-weight-asian="bold" style:font-weight-complex="bold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 officeooo:rsid="001080df" officeooo:paragraph-rsid="001080df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 officeooo:rsid="000c2b4c" officeooo:paragraph-rsid="000c2b4c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195e43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style:line-height-at-least="0.45cm" fo:text-align="justify" style:justify-single-word="false" fo:orphans="2" fo:widows="2" fo:text-indent="0cm" style:auto-text-indent="false" fo:padding-left="0.265cm" fo:padding-right="0.265cm" fo:padding-top="0.132cm" fo:padding-bottom="0.132cm" fo:border="1.5pt solid #f8f8f8"/>
      <style:text-properties fo:font-variant="normal" fo:text-transform="none" fo:color="#000000" fo:letter-spacing="normal" fo:background-color="#ffffff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style:line-height-at-least="0.45cm" fo:text-align="justify" style:justify-single-word="false" fo:orphans="2" fo:widows="2" fo:text-indent="0cm" style:auto-text-indent="false" fo:padding-left="0.265cm" fo:padding-right="0.265cm" fo:padding-top="0.132cm" fo:padding-bottom="0.132cm" fo:border="1.5pt solid #f8f8f8"/>
      <style:text-properties fo:font-variant="normal" fo:text-transform="none" fo:color="#000000" fo:letter-spacing="normal" officeooo:paragraph-rsid="00130428" fo:background-color="#ffffff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tillium Web" fo:font-size="12pt" fo:letter-spacing="normal" fo:font-style="normal" fo:font-weight="bold" officeooo:rsid="001781aa" officeooo:paragraph-rsid="001781aa" style:font-weight-asian="bold" style:font-weight-complex="bold"/>
    </style:style>
    <style:style style:name="P28" style:family="paragraph" style:parent-style-name="Preformatted_20_Text">
      <style:paragraph-properties fo:margin-top="0.132cm" fo:margin-bottom="0.212cm" loext:contextual-spacing="false" style:line-height-at-least="0.45cm" fo:text-align="justify" style:justify-single-word="false" fo:orphans="2" fo:widows="2" fo:padding-left="0.265cm" fo:padding-right="0.265cm" fo:padding-top="0.132cm" fo:padding-bottom="0.132cm" fo:border="1.5pt solid #f8f8f8"/>
      <style:text-properties fo:font-variant="normal" fo:text-transform="none" fo:color="#000000" fo:letter-spacing="normal" fo:background-color="#ffffff"/>
    </style:style>
    <style:style style:name="P29" style:family="paragraph" style:parent-style-name="Preformatted_20_Text">
      <style:paragraph-properties fo:margin-top="0.132cm" fo:margin-bottom="0.212cm" loext:contextual-spacing="false" style:line-height-at-least="0.45cm" fo:text-align="justify" style:justify-single-word="false" fo:orphans="2" fo:widows="2" fo:padding-left="0.265cm" fo:padding-right="0.265cm" fo:padding-top="0.132cm" fo:padding-bottom="0.132cm" fo:border="1.5pt solid #f8f8f8"/>
      <style:text-properties fo:font-variant="normal" fo:text-transform="none" fo:color="#000000" fo:letter-spacing="normal" officeooo:paragraph-rsid="00130428" fo:background-color="#ffffff"/>
    </style:style>
    <style:style style:name="P3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1eada5" officeooo:paragraph-rsid="001eada5"/>
    </style:style>
    <style:style style:name="P31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118211" officeooo:paragraph-rsid="001eada5"/>
    </style:style>
    <style:style style:name="P3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b4145" fo:letter-spacing="normal" officeooo:rsid="001781aa" officeooo:paragraph-rsid="001781aa"/>
    </style:style>
    <style:style style:name="T1" style:family="text">
      <style:text-properties style:font-name="Titillium Web" fo:font-size="12pt" fo:font-style="normal" fo:font-weight="normal"/>
    </style:style>
    <style:style style:name="T2" style:family="text">
      <style:text-properties style:font-name="Titillium Web" fo:font-size="12pt" fo:font-style="normal" fo:font-weight="normal" officeooo:rsid="001781aa"/>
    </style:style>
    <style:style style:name="T3" style:family="text">
      <style:text-properties style:font-name="Titillium Web" fo:font-size="12pt" fo:font-style="normal" fo:font-weight="normal" officeooo:rsid="00195e43"/>
    </style:style>
    <style:style style:name="T4" style:family="text">
      <style:text-properties style:font-name="Titillium Web" fo:font-size="12pt" fo:font-style="normal" fo:font-weight="normal" officeooo:rsid="001eada5"/>
    </style:style>
    <style:style style:name="T5" style:family="text">
      <style:text-properties style:font-name="Titillium Web" fo:font-size="12pt" fo:font-style="normal" fo:font-weight="normal" officeooo:rsid="001f879e"/>
    </style:style>
    <style:style style:name="T6" style:family="text">
      <style:text-properties style:font-name="Titillium Web" fo:font-style="normal"/>
    </style:style>
    <style:style style:name="T7" style:family="text">
      <style:text-properties style:font-name="Titillium Web" fo:font-style="normal" officeooo:rsid="001781aa"/>
    </style:style>
    <style:style style:name="T8" style:family="text">
      <style:text-properties style:font-name="Titillium Web" fo:font-style="normal" fo:font-weight="normal"/>
    </style:style>
    <style:style style:name="T9" style:family="text">
      <style:text-properties style:font-name="Titillium Web" fo:font-style="normal" fo:font-weight="normal" officeooo:rsid="0013564d"/>
    </style:style>
    <style:style style:name="T10" style:family="text">
      <style:text-properties style:font-name="Titillium Web" fo:font-style="normal" fo:font-weight="normal" officeooo:rsid="00093a0d"/>
    </style:style>
    <style:style style:name="T11" style:family="text">
      <style:text-properties style:font-name="Titillium Web" fo:font-style="normal" fo:font-weight="normal" officeooo:rsid="00195e43"/>
    </style:style>
    <style:style style:name="T12" style:family="text">
      <style:text-properties style:font-name="Titillium Web" fo:font-style="normal" fo:font-weight="normal" officeooo:rsid="001dc8a7"/>
    </style:style>
    <style:style style:name="T13" style:family="text">
      <style:text-properties style:font-name="Titillium Web" fo:font-size="10.5pt" fo:font-style="normal" fo:font-weight="normal" style:font-size-asian="10.5pt" style:font-size-complex="10.5pt"/>
    </style:style>
    <style:style style:name="T14" style:family="text">
      <style:text-properties style:font-name="Titillium Web" fo:font-size="10.5pt" fo:font-style="normal" fo:font-weight="normal" officeooo:rsid="00093a0d" style:font-size-asian="10.5pt" style:font-size-complex="10.5pt"/>
    </style:style>
    <style:style style:name="T15" style:family="text">
      <style:text-properties style:font-name="Titillium Web" fo:font-size="10.5pt" fo:font-style="normal" fo:font-weight="normal" officeooo:rsid="001690b6" style:font-size-asian="10.5pt" style:font-size-complex="10.5pt"/>
    </style:style>
    <style:style style:name="T16" style:family="text">
      <style:text-properties fo:color="#000000" style:font-name="Segoe UI" fo:font-size="10.5pt" fo:font-style="normal" fo:font-weight="normal"/>
    </style:style>
    <style:style style:name="T17" style:family="text">
      <style:text-properties fo:color="#000000" style:font-name="Segoe UI" fo:font-size="10.5pt" fo:font-style="normal" fo:font-weight="normal" officeooo:rsid="001080df"/>
    </style:style>
    <style:style style:name="T18" style:family="text">
      <style:text-properties fo:color="#000000" style:font-name="Segoe UI" fo:font-size="10.5pt" fo:font-style="normal" fo:font-weight="normal" officeooo:rsid="00118211"/>
    </style:style>
    <style:style style:name="T19" style:family="text">
      <style:text-properties fo:color="#000000" style:font-name="Segoe UI" fo:font-size="10.5pt" fo:font-style="normal" fo:font-weight="normal" officeooo:rsid="001bdce6"/>
    </style:style>
    <style:style style:name="T20" style:family="text">
      <style:text-properties fo:color="#000000" style:font-name="Segoe UI" fo:font-size="10.5pt" fo:font-style="normal" fo:font-weight="bold" style:font-weight-asian="bold" style:font-weight-complex="bold"/>
    </style:style>
    <style:style style:name="T21" style:family="text">
      <style:text-properties fo:color="#000000" style:font-name="Consolas" fo:font-size="10.5pt" fo:font-style="normal" fo:font-weight="normal" loext:padding="0cm" loext:border="none"/>
    </style:style>
    <style:style style:name="T22" style:family="text">
      <style:text-properties fo:font-variant="normal" fo:text-transform="none" fo:color="#000000" style:font-name="Consolas" fo:font-size="10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style:font-name="Consolas" fo:font-size="10.5pt" fo:letter-spacing="normal" fo:font-style="normal" fo:font-weight="normal" officeooo:rsid="000b1cd5" loext:padding="0cm" loext:border="none"/>
    </style:style>
    <style:style style:name="T24" style:family="text">
      <style:text-properties fo:font-variant="normal" fo:text-transform="none" fo:color="#000000" style:font-name="Consolas" fo:font-size="10.5pt" fo:letter-spacing="normal" fo:font-style="normal" fo:font-weight="normal" officeooo:rsid="00118211" loext:padding="0cm" loext:border="none"/>
    </style:style>
    <style:style style:name="T25" style:family="text">
      <style:text-properties style:font-name="Consolas" fo:font-size="9.75pt" fo:font-style="normal" fo:font-weight="normal"/>
    </style:style>
    <style:style style:name="T26" style:family="text">
      <style:text-properties style:font-name="Consolas" fo:font-size="9.75pt" fo:font-style="normal" fo:font-weight="normal" officeooo:rsid="00130428"/>
    </style:style>
    <style:style style:name="T27" style:family="text">
      <style:text-properties style:font-name="Consolas" fo:font-size="9.75pt" fo:font-style="normal" fo:font-weight="normal" officeooo:rsid="001aac5f"/>
    </style:style>
    <style:style style:name="T28" style:family="text">
      <style:text-properties fo:color="#009900" style:font-name="Consolas" fo:font-size="9.75pt" fo:font-style="normal" fo:font-weight="normal" loext:padding="0cm" loext:border="none"/>
    </style:style>
    <style:style style:name="T29" style:family="text">
      <style:text-properties fo:color="#009900" style:font-name="Consolas" fo:font-size="9.75pt" fo:font-style="normal" fo:font-weight="normal" officeooo:rsid="00130428" loext:padding="0cm" loext:border="none"/>
    </style:style>
    <style:style style:name="T30" style:family="text">
      <style:text-properties fo:color="#009900" style:font-name="Consolas" fo:font-size="9.75pt" fo:font-style="normal" fo:font-weight="normal" officeooo:rsid="001aac5f" loext:padding="0cm" loext:border="non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eocoding Service Implementation</text:p>
      <text:p text:style-name="P22">By Ness Afsham</text:p>
      <text:p text:style-name="P22">Dec 22, 2017</text:p>
      <text:p text:style-name="P23"/>
      <text:p text:style-name="P20"><text:span text:style-name="T20">DISCLAIMER</text:span><text:span text:style-name="T16">: </text:span></text:p>
      <text:p text:style-name="P20"><text:span text:style-name="T16">I don’t call myself a software engineer, but I </text:span><text:span text:style-name="T17">truly understand</text:span><text:span text:style-name="T16"> that software development is an essential part of any Robotic/</text:span><text:span text:style-name="T19">ML/Computer Vision/</text:span><text:span text:style-name="T16">Deep Learning </text:span><text:span text:style-name="T17">research and </text:span><text:span text:style-name="T16">algorithm devel</text:span><text:span text:style-name="T19">o</text:span><text:span text:style-name="T16">pment. </text:span><text:span text:style-name="T17">This mini-project</text:span><text:span text:style-name="T16"> was my first interaction with RESTful APIs and I enjoyed learning new things, while </text:span><text:span text:style-name="T18">doing it</text:span><text:span text:style-name="T16"> :)</text:span></text:p>
      <text:p text:style-name="P1"/>
      <text:p text:style-name="P16"><text:span text:style-name="T6">How To Run </text:span><text:span text:style-name="T7">Geocoding</text:span><text:span text:style-name="T6"> Service</text:span><text:span text:style-name="T7">s</text:span><text:span text:style-name="T6">:</text:span></text:p>
      <text:p text:style-name="P14"><text:span text:style-name="T14">How to create </text:span><text:span text:style-name="T13">application key and a user token </text:span><text:span text:style-name="T15">in HERE: </text:span><text:a xlink:type="simple" xlink:href="https://developer.here.com/documentation/geovisualization/topics/concept-authentication.html" text:style-name="Internet_20_link" text:visited-style-name="Visited_20_Internet_20_Link"><text:span text:style-name="T15">here</text:span></text:a></text:p>
      <text:p text:style-name="P15"><text:span text:style-name="T13">How to get key from google map: </text:span><text:a xlink:type="simple" xlink:href="https://developers.google.com/places/web-service/get-api-key" text:style-name="Internet_20_link" text:visited-style-name="Visited_20_Internet_20_Link"><text:span text:style-name="T13">here</text:span></text:a></text:p>
      <text:p text:style-name="P7"/>
      <text:p text:style-name="P18"><text:span text:style-name="T8">An essen</text:span><text:span text:style-name="T12">c</text:span><text:span text:style-name="T8">e of a RESTful API includes these actions: </text:span><text:span text:style-name="T10">GET PUT POST DELETE. </text:span><text:span text:style-name="T8">Here, I jut </text:span><text:span text:style-name="T11">implemented</text:span><text:span text:style-name="T8"> GET </text:span><text:span text:style-name="T11">for this project.</text:span></text:p>
      <text:p text:style-name="P8"/>
      <text:p text:style-name="P9">How To Use The Services API:</text:p>
      <text:p text:style-name="P6"/>
      <text:p text:style-name="P6">Implemetation info</text:p>
      <text:p text:style-name="P11">Python Version: 3.6</text:p>
      <text:p text:style-name="P17"><text:span text:style-name="T8">IDE: Spyder</text:span><text:span text:style-name="T9">3</text:span></text:p>
      <text:p text:style-name="P12">Used Conda Environment</text:p>
      <text:p text:style-name="P13">OS: Ubuntu 16.04.3 LT</text:p>
      <text:p text:style-name="P3"/>
      <text:p text:style-name="P27">Directroy map</text:p>
      <text:p text:style-name="P25"><text:s text:c="4"/><text:span text:style-name="T25">|-- run.py <text:s text:c="10"/></text:span><text:span text:style-name="T28"># to run the flask app</text:span></text:p>
      <text:p text:style-name="P25"><text:s text:c="4"/><text:span text:style-name="T25">|__ /test <text:s text:c="12"/></text:span><text:span text:style-name="T28"># unittests and acceptance tests</text:span></text:p>
      <text:p text:style-name="P25"><text:s text:c="4"/><text:span text:style-name="T25">|__ /app_main <text:s text:c="8"/></text:span><text:span text:style-name="T28"># </text:span><text:span text:style-name="T30">app</text:span><text:span text:style-name="T28"> and its </text:span><text:span text:style-name="T30">c</text:span><text:span text:style-name="T28">omponents</text:span></text:p>
      <text:p text:style-name="P28"><text:s text:c="9"/><text:span text:style-name="T25">|-- __init__.py</text:span></text:p>
      <text:p text:style-name="P26"><text:s text:c="9"/><text:span text:style-name="T25">|-- </text:span><text:span text:style-name="T26">ut_controller.py </text:span><text:span text:style-name="T29"># unittest controller</text:span></text:p>
      <text:p text:style-name="P25"><text:s text:c="9"/><text:span text:style-name="T25">|-- </text:span><text:span text:style-name="T27">geocoding_app.py</text:span><text:span text:style-name="T25"> <text:s text:c="3"/></text:span><text:span text:style-name="T28"># application module</text:span></text:p>
      <text:p text:style-name="P28"><text:s text:c="9"/><text:span text:style-name="T25">|__ /templates</text:span></text:p>
      <text:p text:style-name="P25"><text:s text:c="13"/><text:span text:style-name="T25">|-- 404.html <text:s text:c="2"/></text:span><text:span text:style-name="T28"># Also </text:span><text:span text:style-name="T29">could be </text:span><text:span text:style-name="T28">401, 403, 500, 503</text:span></text:p>
      <text:p text:style-name="P25"><text:s text:c="13"/><text:span text:style-name="T25">|-- base.html <text:s/></text:span><text:span text:style-name="T28"># Base templates to be extended</text:span></text:p>
      <text:p text:style-name="P29"><text:s text:c="13"/><text:span text:style-name="T25">|-- </text:span><text:span text:style-name="T26">ut_geocoding</text:span><text:span text:style-name="T25">.html </text:span></text:p>
      <text:p text:style-name="P4"/>
      <text:p text:style-name="P19"><text:span text:style-name="T16">Instead of putting the response message directly inside the route handler </text:span><text:span text:style-name="T18">I have </text:span><text:span text:style-name="T16">separate</text:span><text:span text:style-name="T18">s</text:span><text:span text:style-name="T16"> the View</text:span><text:span text:style-name="T18">s</text:span><text:span text:style-name="T16"> by creating an HTML page called "</text:span><text:span text:style-name="T18">ut_geocoding</text:span><text:span text:style-name="Source_20_Text"><text:span text:style-name="T21">.html</text:span></text:span><text:span text:style-name="T16">" under a sub-directory called "</text:span><text:span text:style-name="Source_20_Text"><text:span text:style-name="T21">templates</text:span></text:span><text:span text:style-name="T16">", as follows:</text:span></text:p>
      <text:p text:style-name="P24"><text:span text:style-name="Source_20_Text"><text:span text:style-name="T22">templates/</text:span></text:span><text:span text:style-name="Source_20_Text"><text:span text:style-name="T24">ut_</text:span></text:span><text:span text:style-name="Source_20_Text"><text:span text:style-name="T23">geocoding</text:span></text:span><text:span text:style-name="Source_20_Text"><text:span text:style-name="T22">.html</text:span></text:span></text:p>
      <text:p text:style-name="P24"><text:span text:style-name="Source_20_Text"><text:span text:style-name="T24">this folder also includes 404.html (for error handling) and a base.html.</text:span></text:span></text:p>
      <text:p text:style-name="P2"><text:soft-page-break/></text:p>
      <text:p text:style-name="P4"/>
      <text:p text:style-name="P10">steps to run the service:</text:p>
      <text:list xml:id="list2174053006126467557" text:style-name="L1">
        <text:list-item>
          <text:p text:style-name="P30"><text:span text:style-name="T5">O</text:span><text:span text:style-name="T1">pen geocoding_app.py and insert your here app_id and app_code and also <text:s/>gmap API key and save.</text:span></text:p>
        </text:list-item>
        <text:list-item>
          <text:p text:style-name="P31"><text:span text:style-name="T5">R</text:span><text:span text:style-name="T1">un run.py </text:span><text:span text:style-name="T2">in python.</text:span></text:p>
        </text:list-item>
        <text:list-item>
          <text:p text:style-name="P32"><text:span text:style-name="T5">G</text:span><text:span text:style-name="T3">o to </text:span><text:a xlink:type="simple" xlink:href="http://localhost:5000/geocoding/" text:style-name="Internet_20_link" text:visited-style-name="Visited_20_Internet_20_Link"><text:span text:style-name="T1">http://localhost:5000/geocoding/</text:span></text:a><text:span text:style-name="T1">&lt;search_address&gt;.</text:span></text:p>
        </text:list-item>
        <text:list-item>
          <text:p text:style-name="P32"><text:span text:style-name="T1">The lat and lng of the location will be shown on the page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DejaVu Sans Mono', 'Lucida Console', 'Courier New', Courier, monospace"/>
    <style:font-face style:name="Segoe UI" svg:font-family="'Segoe UI', Segoe, Calibri, 'Nimbus Sans L', Ubuntu, Tahoma, Arial, Helvetica, Verdana, sans-serif"/>
    <style:font-face style:name="Titillium Web" svg:font-family="'Titillium Web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09:51.601286970</meta:creation-date>
    <meta:generator>LibreOffice/5.1.6.2$Linux_X86_64 LibreOffice_project/10m0$Build-2</meta:generator>
    <dc:date>2017-12-22T18:14:32.967731480</dc:date>
    <meta:editing-duration>PT2H21M45S</meta:editing-duration>
    <meta:editing-cycles>20</meta:editing-cycles>
    <meta:document-statistic meta:table-count="0" meta:image-count="0" meta:object-count="0" meta:page-count="2" meta:paragraph-count="34" meta:word-count="267" meta:character-count="1784" meta:non-whitespace-character-count="1429"/>
  </office:meta>
</office:document-meta>
</file>